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be33e" officeooo:paragraph-rsid="001be33e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32pt" style:font-size-asian="28pt" style:font-size-complex="32pt"/>
    </style:style>
    <style:style style:name="T3" style:family="text">
      <style:text-properties officeooo:rsid="001be3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4"/><text:span text:style-name="T3">FIX A RIDE</text:span></text:p>
      <text:p text:style-name="P2">Now a days students people they travel to schools , coleges in the public transport waiting for many long hours which is very difficult for tthem in daily ba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49:27.469657725</meta:creation-date>
    <dc:date>2018-05-10T16:51:21.788057463</dc:date>
    <meta:editing-duration>PT1M55S</meta:editing-duration>
    <meta:editing-cycles>1</meta:editing-cycles>
    <meta:document-statistic meta:table-count="0" meta:image-count="0" meta:object-count="0" meta:page-count="1" meta:paragraph-count="2" meta:word-count="32" meta:character-count="194" meta:non-whitespace-character-count="140"/>
    <meta:generator>LibreOffice/5.1.6.2$Linux_X86_64 LibreOffice_project/10m0$Build-2</meta:generator>
  </office:meta>
</office:document-meta>
</file>